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scadia Code" svg:font-family="'Cascadia Code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0.5pt" style:font-size-asian="10.5pt" style:font-size-complex="10.5pt"/>
    </style:style>
    <style:style style:name="T1" style:family="text">
      <style:text-properties officeooo:rsid="000826ab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16.327cm" svg:height="10.5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import numpy as np </text:p>
      <text:p text:style-name="P1">from uncertainties import unumpy as unp </text:p>
      <text:p text:style-name="P1">from uncertainties import ufloat </text:p>
      <text:p text:style-name="P1"/>
      <text:p text:style-name="P1">filename = "Slit"</text:p>
      <text:p text:style-name="P1">f = np.loadtxt(f"{filename}.csv", delimiter = ",", skiprows = 1)</text:p>
      <text:p text:style-name="P1"/>
      <text:p text:style-name="P1"># D measured with normal ruler</text:p>
      <text:p text:style-name="P1">D = unp.uarray(f[:,0], 1) <text:s text:c="12"/># Distance from slit to screen (cm)</text:p>
      <text:p text:style-name="P1"/>
      <text:p text:style-name="P1">m = f[:,1] <text:s text:c="27"/># Order of dark fringe</text:p>
      <text:p text:style-name="P1"/>
      <text:p text:style-name="P1"># Inner and Outer distances between borders of dark fringes</text:p>
      <text:p text:style-name="P1"># measured with Vernier Callipers</text:p>
      <text:p text:style-name="P1">Outer = unp.uarray(f[:,2], 0.002) <text:s text:c="4"/># Distance between outer lines (cm)</text:p>
      <text:p text:style-name="P1">Inner = unp.uarray(f[:,3], 0.002) <text:s text:c="4"/># Distance between inner lines (cm)</text:p>
      <text:p text:style-name="P1"/>
      <text:p text:style-name="P1">given_lambda = 650 <text:s text:c="5"/># nm</text:p>
      <text:p text:style-name="P1">given_slit_b = 0.2 <text:s text:c="5"/># mm</text:p>
      <text:p text:style-name="P1"/>
      <text:p text:style-name="P1">xm = (Inner + Outer)/2</text:p>
      <text:p text:style-name="P1"/>
      <text:p text:style-name="P1">if (filename == "Wire"): <text:s text:c="7"/># Calculate Wire Thickness b</text:p>
      <text:p text:style-name="P1"><text:s text:c="4"/>wire_b = (2*m*given_lambda*1e-9*D*1e3)/xm <text:s text:c="6"/># mm</text:p>
      <text:p text:style-name="P1"><text:s text:c="4"/>object = wire_b</text:p>
      <text:p text:style-name="P1">else: <text:s text:c="26"/># Calculate Laser Wavelength Lambda</text:p>
      <text:p text:style-name="P1"><text:s text:c="4"/>calculated_lambda = (given_slit_b*1e-3*xm*1e9)/(2*D*m)<text:tab/><text:span text:style-name="T1"># nm</text:span></text:p>
      <text:p text:style-name="P1"><text:s text:c="4"/>object = calculated_lambda<text:tab/></text:p>
      <text:p text:style-name="P1"/>
      <text:p text:style-name="P1">for i in range(len(object)): <text:s text:c="3"/># Print all values</text:p>
      <text:p text:style-name="P1"><text:s text:c="4"/>print("{:.2uP}".format(object[i]))</text:p>
      <text:p text:style-name="P1"/>
      <text:p text:style-name="P1">print("Average = {:.2uP}".format(np.mean(object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scadia Code" svg:font-family="'Cascadia Code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Linux_X86_64 LibreOffice_project/20$Build-1</meta:generator>
    <dc:date>2019-10-24T08:23:27.296048628</dc:date>
    <meta:editing-duration>PT16M</meta:editing-duration>
    <meta:editing-cycles>6</meta:editing-cycles>
    <meta:document-statistic meta:table-count="0" meta:image-count="0" meta:object-count="1" meta:page-count="1" meta:paragraph-count="24" meta:word-count="144" meta:character-count="1086" meta:non-whitespace-character-count="8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5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7" style:family="table-cell" style:parent-style-name="Default" style:data-style-name="N112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8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9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0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1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2" style:family="table-cell" style:parent-style-name="Default" style:data-style-name="N112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3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4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5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T1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-33% 58%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8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bold" style:font-weight-complex="bold" style:font-style-asian="normal" style:font-style-complex="normal" style:text-emphasize="none" style:font-relief="none" fo:font-weight="bold" style:font-size-asian="10pt" style:font-size-complex="10pt"/>
    </style:style>
    <style:style style:name="T9" style:family="text">
      <style:text-properties style:text-overline-style="none" style:text-overline-color="font-color" style:font-name-asian="Microsoft YaHe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10" style:family="text">
      <style:text-properties style:text-overline-style="none" style:text-overline-color="font-color" style:font-name-asian="Microsoft YaHe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Mangal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-33% 58%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nt" table:style-name="ta1">
        <table:table-column table:style-name="co1" table:number-columns-repeated="2" table:default-cell-style-name="ce18"/>
        <table:table-column table:style-name="co1" table:number-columns-repeated="3" table:default-cell-style-name="ce21"/>
        <table:table-column table:style-name="co2" table:default-cell-style-name="ce18"/>
        <table:table-column table:style-name="co3" table:default-cell-style-name="ce18"/>
        <table:table-row table:style-name="ro1">
          <table:table-cell table:style-name="ce16" office:value-type="string" calcext:value-type="string" table:number-columns-spanned="7" table:number-rows-spanned="1">
            <text:p><text:span text:style-name="T7">Wire     [Laser </text:span><text:span text:style-name="T8">λ = 650 nm]</text:span></text:p>
          </table:table-cell>
          <table:covered-table-cell table:style-name="ce17"/>
          <table:covered-table-cell table:number-columns-repeated="3" table:style-name="ce20"/>
          <table:covered-table-cell table:style-name="ce23"/>
          <table:covered-table-cell table:style-name="ce17"/>
        </table:table-row>
        <table:table-row table:style-name="ro2">
          <table:table-cell table:style-name="ce17" office:value-type="string" calcext:value-type="string">
            <text:p>D (cm)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Outer (cm)</text:p>
          </table:table-cell>
          <table:table-cell table:style-name="ce20" office:value-type="string" calcext:value-type="string">
            <text:p>Inner (cm)</text:p>
          </table:table-cell>
          <table:table-cell table:style-name="ce20" office:value-type="string" calcext:value-type="string">
            <text:p><text:span text:style-name="T9">x</text:span><text:span text:style-name="T10">m </text:span><text:span text:style-name="T9">(cm)</text:span></text:p>
          </table:table-cell>
          <table:table-cell table:style-name="ce23" office:value-type="string" calcext:value-type="string">
            <text:p>b (mm)</text:p>
          </table:table-cell>
          <table:table-cell table:style-name="ce17" office:value-type="string" calcext:value-type="string">
            <text:p>Average b (mm)</text:p>
          </table:table-cell>
        </table:table-row>
        <table:table-row table:style-name="ro3">
          <table:table-cell office:value-type="float" office:value="100" calcext:value-type="float" table:number-columns-spanned="1" table:number-rows-spanned="3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office:value-type="float" office:value="0.688" calcext:value-type="float">
            <text:p>0.688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0.1720±0.0017</text:p>
          </table:table-cell>
          <table:table-cell table:style-name="ce17" office:value-type="string" calcext:value-type="string" table:number-columns-spanned="1" table:number-rows-spanned="11">
            <text:p>0.15181±0.00047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.884" calcext:value-type="float">
            <text:p>1.884</text:p>
          </table:table-cell>
          <table:table-cell office:value-type="float" office:value="1.668" calcext:value-type="float">
            <text:p>1.668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0.1464±0.0015</text:p>
          </table:table-cell>
          <table:covered-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2.66" calcext:value-type="float">
            <text:p>2.660</text:p>
          </table:table-cell>
          <table:table-cell office:value-type="float" office:value="2.488" calcext:value-type="float">
            <text:p>2.488</text:p>
          </table:table-cell>
          <table:table-cell office:value-type="float" office:value="2.574" calcext:value-type="float">
            <text:p>2.574</text:p>
          </table:table-cell>
          <table:table-cell office:value-type="string" calcext:value-type="string">
            <text:p>0.1515±0.0015</text:p>
          </table:table-cell>
          <table:covered-table-cell/>
        </table:table-row>
        <table:table-row table:style-name="ro3">
          <table:table-cell table:style-name="ce19" table:number-columns-spanned="6" table:number-rows-spanned="1"/>
          <table:covered-table-cell table:number-columns-repeated="4"/>
          <table:covered-table-cell table:style-name="ce24"/>
          <table:covered-table-cell/>
        </table:table-row>
        <table:table-row table:style-name="ro3">
          <table:table-cell office:value-type="float" office:value="110" calcext:value-type="float" table:number-columns-spanned="1" table:number-rows-spanned="3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976" calcext:value-type="float">
            <text:p>0.976</text:p>
          </table:table-cell>
          <table:table-cell table:style-name="ce21" office:value-type="string" calcext:value-type="string">
            <text:p>0.1465±0.0013</text:p>
          </table:table-cell>
          <table:covered-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.992" calcext:value-type="float">
            <text:p>1.992</text:p>
          </table:table-cell>
          <table:table-cell office:value-type="float" office:value="1.722" calcext:value-type="float">
            <text:p>1.722</text:p>
          </table:table-cell>
          <table:table-cell office:value-type="float" office:value="1.857" calcext:value-type="float">
            <text:p>1.857</text:p>
          </table:table-cell>
          <table:table-cell table:style-name="ce21" office:value-type="string" calcext:value-type="string">
            <text:p>0.1540±0.0014</text:p>
          </table:table-cell>
          <table:covered-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2.894" calcext:value-type="float">
            <text:p>2.894</text:p>
          </table:table-cell>
          <table:table-cell office:value-type="float" office:value="2.656" calcext:value-type="float">
            <text:p>2.656</text:p>
          </table:table-cell>
          <table:table-cell office:value-type="float" office:value="2.775" calcext:value-type="float">
            <text:p>2.775</text:p>
          </table:table-cell>
          <table:table-cell table:style-name="ce21" office:value-type="string" calcext:value-type="string">
            <text:p>0.1546±0.0014</text:p>
          </table:table-cell>
          <table:covered-table-cell/>
        </table:table-row>
        <table:table-row table:style-name="ro3">
          <table:table-cell table:style-name="ce19" table:number-columns-repeated="2"/>
          <table:table-cell table:style-name="ce22" table:number-columns-repeated="3"/>
          <table:table-cell table:style-name="ce19"/>
          <table:covered-table-cell/>
        </table:table-row>
        <table:table-row table:style-name="ro3">
          <table:table-cell office:value-type="float" office:value="120" calcext:value-type="float" table:number-columns-spanned="1" table:number-rows-spanned="3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0</text:p>
          </table:table-cell>
          <table:table-cell office:value-type="float" office:value="0.91" calcext:value-type="float">
            <text:p>0.910</text:p>
          </table:table-cell>
          <table:table-cell office:value-type="float" office:value="1.06" calcext:value-type="float">
            <text:p>1.060</text:p>
          </table:table-cell>
          <table:table-cell office:value-type="string" calcext:value-type="string">
            <text:p>0.1472±0.0012</text:p>
          </table:table-cell>
          <table:covered-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2.256" calcext:value-type="float">
            <text:p>2.256</text:p>
          </table:table-cell>
          <table:table-cell office:value-type="float" office:value="1.976" calcext:value-type="float">
            <text:p>1.976</text:p>
          </table:table-cell>
          <table:table-cell office:value-type="float" office:value="2.116" calcext:value-type="float">
            <text:p>2.116</text:p>
          </table:table-cell>
          <table:table-cell office:value-type="string" calcext:value-type="string">
            <text:p>0.1474±0.0012</text:p>
          </table:table-cell>
          <table:covered-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.270</text:p>
          </table:table-cell>
          <table:table-cell office:value-type="float" office:value="3.11" calcext:value-type="float">
            <text:p>3.110</text:p>
          </table:table-cell>
          <table:table-cell office:value-type="float" office:value="3.19" calcext:value-type="float">
            <text:p>3.190</text:p>
          </table:table-cell>
          <table:table-cell office:value-type="string" calcext:value-type="string">
            <text:p>0.1467±0.0012</text:p>
          </table:table-cell>
          <table:covered-table-cell/>
        </table:table-row>
        <table:table-row table:style-name="ro3">
          <table:table-cell table:style-name="ce19" table:number-columns-spanned="7" table:number-rows-spanned="2"/>
          <table:covered-table-cell/>
          <table:covered-table-cell table:number-columns-repeated="3" table:style-name="ce18"/>
          <table:covered-table-cell table:number-columns-repeated="2"/>
        </table:table-row>
        <table:table-row table:style-name="ro3">
          <table:covered-table-cell table:style-name="ce19"/>
          <table:covered-table-cell/>
          <table:covered-table-cell table:number-columns-repeated="3" table:style-name="ce18"/>
          <table:covered-table-cell table:number-columns-repeated="2"/>
        </table:table-row>
        <table:table-row table:style-name="ro4">
          <table:table-cell table:style-name="ce16" office:value-type="string" calcext:value-type="string" table:number-columns-spanned="7" table:number-rows-spanned="1">
            <text:p>Slit <text:s text:c="4"/>[b = 0.2 mm]</text:p>
          </table:table-cell>
          <table:covered-table-cell/>
          <table:covered-table-cell table:number-columns-repeated="3" table:style-name="ce18"/>
          <table:covered-table-cell table:number-columns-repeated="2"/>
        </table:table-row>
        <table:table-row table:style-name="ro2">
          <table:table-cell table:style-name="ce17" office:value-type="string" calcext:value-type="string">
            <text:p>D (cm)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Outer (cm)</text:p>
          </table:table-cell>
          <table:table-cell table:style-name="ce20" office:value-type="string" calcext:value-type="string">
            <text:p>Inner (cm)</text:p>
          </table:table-cell>
          <table:table-cell table:style-name="ce20" office:value-type="string" calcext:value-type="string">
            <text:p><text:span text:style-name="T9">x</text:span><text:span text:style-name="T10">m </text:span><text:span text:style-name="T9">(cm)</text:span></text:p>
          </table:table-cell>
          <table:table-cell table:style-name="ce23" office:value-type="string" calcext:value-type="string">
            <text:p>λ (nm)</text:p>
          </table:table-cell>
          <table:table-cell table:style-name="ce17" office:value-type="string" calcext:value-type="string">
            <text:p><text:span text:style-name="T11">Average </text:span><text:span text:style-name="T12">λ (nm)</text:span></text:p>
          </table:table-cell>
        </table:table-row>
        <table:table-row table:style-name="ro3">
          <table:table-cell office:value-type="float" office:value="100" calcext:value-type="float" table:number-columns-spanned="1" table:number-rows-spanned="3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float" office:value="0.54" calcext:value-type="float">
            <text:p>0.540</text:p>
          </table:table-cell>
          <table:table-cell office:value-type="float" office:value="0.633" calcext:value-type="float">
            <text:p>0.633</text:p>
          </table:table-cell>
          <table:table-cell table:style-name="ce25" office:value-type="string" calcext:value-type="string">
            <text:p>633.0±6.5</text:p>
          </table:table-cell>
          <table:table-cell table:style-name="ce17" office:value-type="string" calcext:value-type="string" table:number-columns-spanned="1" table:number-rows-spanned="7">
            <text:p>684.8±2.7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0</text:p>
          </table:table-cell>
          <table:table-cell office:value-type="float" office:value="1.286" calcext:value-type="float">
            <text:p>1.286</text:p>
          </table:table-cell>
          <table:table-cell office:value-type="float" office:value="1.393" calcext:value-type="float">
            <text:p>1.393</text:p>
          </table:table-cell>
          <table:table-cell table:style-name="ce25" office:value-type="string" calcext:value-type="string">
            <text:p>696.5±7.0</text:p>
          </table:table-cell>
          <table:covered-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2.178" calcext:value-type="float">
            <text:p>2.178</text:p>
          </table:table-cell>
          <table:table-cell office:value-type="float" office:value="1.982" calcext:value-type="float">
            <text:p>1.982</text:p>
          </table:table-cell>
          <table:table-cell office:value-type="float" office:value="2.08" calcext:value-type="float">
            <text:p>2.080</text:p>
          </table:table-cell>
          <table:table-cell table:style-name="ce25" office:value-type="string" calcext:value-type="string">
            <text:p>693.3±6.9</text:p>
          </table:table-cell>
          <table:covered-table-cell/>
        </table:table-row>
        <table:table-row table:style-name="ro3">
          <table:table-cell table:style-name="ce19" table:number-columns-spanned="6" table:number-rows-spanned="1"/>
          <table:covered-table-cell table:number-columns-repeated="4"/>
          <table:covered-table-cell table:style-name="ce25"/>
          <table:covered-table-cell/>
        </table:table-row>
        <table:table-row table:style-name="ro3">
          <table:table-cell office:value-type="float" office:value="110" calcext:value-type="float" table:number-columns-spanned="1" table:number-rows-spanned="3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58" calcext:value-type="float">
            <text:p>0.758</text:p>
          </table:table-cell>
          <table:table-cell table:style-name="ce25" office:value-type="string" calcext:value-type="string">
            <text:p>689.1±6.4</text:p>
          </table:table-cell>
          <table:covered-table-cell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0</text:p>
          </table:table-cell>
          <table:table-cell office:value-type="float" office:value="1.426" calcext:value-type="float">
            <text:p>1.426</text:p>
          </table:table-cell>
          <table:table-cell office:value-type="float" office:value="1.523" calcext:value-type="float">
            <text:p>1.523</text:p>
          </table:table-cell>
          <table:table-cell table:style-name="ce25" office:value-type="string" calcext:value-type="string">
            <text:p>692.3±6.3</text:p>
          </table:table-cell>
          <table:covered-table-cell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2.442" calcext:value-type="float">
            <text:p>2.442</text:p>
          </table:table-cell>
          <table:table-cell office:value-type="float" office:value="2.21" calcext:value-type="float">
            <text:p>2.210</text:p>
          </table:table-cell>
          <table:table-cell office:value-type="float" office:value="2.326" calcext:value-type="float">
            <text:p>2.326</text:p>
          </table:table-cell>
          <table:table-cell table:style-name="ce25" office:value-type="string" calcext:value-type="string">
            <text:p>704.8±6.4</text:p>
          </table:table-cell>
          <table:covered-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08:21:07.284373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